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rsid="00060bac" officeooo:paragraph-rsid="00060bac" style:font-size-asian="12.25pt" style:font-weight-asian="normal" style:font-size-complex="14pt" style:font-weight-complex="normal"/>
    </style:style>
    <style:style style:name="P2" style:family="paragraph" style:parent-style-name="Standard">
      <style:paragraph-properties fo:text-align="end" style:justify-single-word="false"/>
      <style:text-properties fo:font-size="14pt" fo:font-weight="normal" officeooo:rsid="00060bac" officeooo:paragraph-rsid="00060bac"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8pt" fo:font-weight="bold" officeooo:rsid="00060bac" officeooo:paragraph-rsid="00060ba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060bac" officeooo:paragraph-rsid="00060ba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3pt" fo:font-weight="bold" officeooo:rsid="00060bac" officeooo:paragraph-rsid="00060bac" style:font-size-asian="13pt" style:font-weight-asian="bold" style:font-size-complex="13pt" style:font-weight-complex="bold"/>
    </style:style>
    <style:style style:name="P6" style:family="paragraph" style:parent-style-name="Standard">
      <style:paragraph-properties fo:text-align="justify" style:justify-single-word="false"/>
      <style:text-properties fo:font-size="13pt" fo:font-weight="bold" officeooo:rsid="00060bac" officeooo:paragraph-rsid="00060bac" style:font-size-asian="13pt" style:font-weight-asian="bold" style:font-size-complex="13pt" style:font-weight-complex="bold"/>
    </style:style>
    <style:style style:name="P7" style:family="paragraph" style:parent-style-name="Standard">
      <style:paragraph-properties fo:text-align="end" style:justify-single-word="false"/>
      <style:text-properties fo:font-size="13pt" fo:font-weight="bold" officeooo:rsid="00060bac" officeooo:paragraph-rsid="0009f320" style:font-size-asian="13pt" style:font-weight-asian="bold" style:font-size-complex="13pt" style:font-weight-complex="bold"/>
    </style:style>
    <style:style style:name="T1" style:family="text">
      <style:text-properties officeooo:rsid="000693f6"/>
    </style:style>
    <style:style style:name="T2" style:family="text">
      <style:text-properties officeooo:rsid="0009f320"/>
    </style:style>
    <style:style style:name="T3" style:family="text">
      <style:text-properties fo:font-weight="normal" style:font-weight-asian="normal" style:font-weight-complex="normal"/>
    </style:style>
    <style:style style:name="T4" style:family="text">
      <style:text-properties fo:font-weight="normal" officeooo:rsid="00081f74" style:font-weight-asian="normal" style:font-weight-complex="normal"/>
    </style:style>
    <style:style style:name="T5" style:family="text">
      <style:text-properties fo:font-weight="normal" officeooo:rsid="0009f32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BSTRACT</text:p>
      <text:p text:style-name="P3"/>
      <text:p text:style-name="P4">BANKING <text:span text:style-name="T2">SYSTEM</text:span></text:p>
      <text:p text:style-name="P3"/>
      <text:p text:style-name="P5"/>
      <text:p text:style-name="P6"><text:tab/><text:tab/><text:tab/><text:span text:style-name="T3">Getting a loan in our country is a very tiring and complicated process. The main problem is it may take weeks even months for loans to get approved and people have to visit the loan office again and again for document and verification. Here our proposed project automates the loan process from both bankers and account holders side. Here account holders can see various loans provided along with rate of interest and required documents. Here once the customer fills basic enquiry forms. The bank may now cross verify customer details and also request extra documents by sending online alerts to customer email. </text:span><text:span text:style-name="T4">So that the bank will provide the </text:span><text:span text:style-name="T5">details to the</text:span><text:span text:style-name="T4"> customer the certificates and forms </text:span><text:span text:style-name="T5">to submit</text:span><text:span text:style-name="T4">.</text:span></text:p>
      <text:p text:style-name="P6"><text:span text:style-name="T4"><text:tab/><text:tab/><text:tab/></text:span><text:span text:style-name="T5">Even we are providing security for the customers for their login and transactions. Bankers can also know the details of all the customers which we storing in a file.</text:span></text:p>
      <text:p text:style-name="P1"/>
      <text:p text:style-name="P2"/>
      <text:p text:style-name="P7">-K. Prathyusha </text:p>
      <text:p text:style-name="P7"><text:span text:style-name="T1">(1602-14-737-094)</text:span></text:p>
      <text:p text:style-name="P7">V. Vineel<text:span text:style-name="T1">a Reddy</text:span></text:p>
      <text:p text:style-name="P7"><text:span text:style-name="T1">(1602-14-737-1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22:17:53.006000000</meta:creation-date>
    <dc:date>2015-11-15T23:47:08.448000000</dc:date>
    <meta:editing-duration>PT18M8S</meta:editing-duration>
    <meta:editing-cycles>4</meta:editing-cycles>
    <meta:generator>LibreOffice/4.4.6.3$Windows_x86 LibreOffice_project/e8938fd3328e95dcf59dd64e7facd2c7d67c704d</meta:generator>
    <meta:document-statistic meta:table-count="0" meta:image-count="0" meta:object-count="0" meta:page-count="1" meta:paragraph-count="8" meta:word-count="158" meta:character-count="964" meta:non-whitespace-character-count="807"/>
  </office:meta>
</office:document-meta>
</file>